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526d" officeooo:paragraph-rsid="000d526d"/>
    </style:style>
    <style:style style:name="P2" style:family="paragraph" style:parent-style-name="Standard">
      <style:text-properties officeooo:rsid="000ef380" officeooo:paragraph-rsid="000ef380"/>
    </style:style>
    <style:style style:name="P3" style:family="paragraph" style:parent-style-name="Standard">
      <style:text-properties officeooo:rsid="0010ee0f" officeooo:paragraph-rsid="0010ee0f"/>
    </style:style>
    <style:style style:name="P4" style:family="paragraph" style:parent-style-name="Standard">
      <style:text-properties officeooo:rsid="00117f59" officeooo:paragraph-rsid="00117f59"/>
    </style:style>
    <style:style style:name="P5" style:family="paragraph" style:parent-style-name="Standard">
      <style:text-properties officeooo:rsid="0012355a" officeooo:paragraph-rsid="0012355a"/>
    </style:style>
    <style:style style:name="P6" style:family="paragraph" style:parent-style-name="Standard">
      <style:text-properties style:text-underline-style="solid" style:text-underline-width="auto" style:text-underline-color="font-color" officeooo:rsid="0012355a" officeooo:paragraph-rsid="0012355a"/>
    </style:style>
    <style:style style:name="P7" style:family="paragraph" style:parent-style-name="Standard">
      <style:text-properties officeooo:rsid="001243b3" officeooo:paragraph-rsid="001243b3"/>
    </style:style>
    <style:style style:name="P8" style:family="paragraph" style:parent-style-name="Standard">
      <style:paragraph-properties>
        <style:tab-stops>
          <style:tab-stop style:position="3.75cm"/>
        </style:tab-stops>
      </style:paragraph-properties>
      <style:text-properties officeooo:rsid="001243b3" officeooo:paragraph-rsid="001243b3"/>
    </style:style>
    <style:style style:name="T1" style:family="text">
      <style:text-properties officeooo:rsid="0010ee0f"/>
    </style:style>
    <style:style style:name="T2" style:family="text">
      <style:text-properties officeooo:rsid="00117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 <text:span text:style-name="T1">2E</text:span>E</text:p>
      <text:p text:style-name="P1"/>
      <text:p text:style-name="P2">rappel :</text:p>
      <text:p text:style-name="P2"/>
      <text:p text:style-name="P2">JAVA(edition)</text:p>
      <text:p text:style-name="P2"><text:tab/>-JSE(Standard)</text:p>
      <text:p text:style-name="P2"><text:tab/><text:tab/>-JDK</text:p>
      <text:p text:style-name="P2"><text:tab/><text:tab/>-JRE</text:p>
      <text:p text:style-name="P2"><text:tab/>-JEE (mobile)</text:p>
      <text:p text:style-name="P2"><text:tab/>-JME (entreprise)</text:p>
      <text:p text:style-name="P2"/>
      <text:p text:style-name="P2"/>
      <text:p text:style-name="P3">Serveur d’appli : Il doit contenir une partie web, gère le cycle de vie des EJB (objets distants)</text:p>
      <text:p text:style-name="P3"/>
      <text:p text:style-name="P3"/>
      <text:p text:style-name="P3">EJB : objet distant java. <text:span text:style-name="T2">Il en existe deux type : Les sessions bean (partie traitement) et les entity bean (partie données.)</text:span></text:p>
      <text:p text:style-name="P3"/>
      <text:p text:style-name="P4">Session bean :</text:p>
      <text:p text:style-name="P4"><text:tab/>-Stateful(avec état)</text:p>
      <text:p text:style-name="P4"><text:tab/>-Stateless (sans état)</text:p>
      <text:p text:style-name="P4"/>
      <text:p text:style-name="P4">Stateful : Une version pour chaque client. </text:p>
      <text:p text:style-name="P4"/>
      <text:p text:style-name="P4">Stateless : Une version d’objet pour tous.</text:p>
      <text:p text:style-name="P4"/>
      <text:p text:style-name="P6">Session bean</text:p>
      <text:p text:style-name="P5"/>
      <text:p text:style-name="P5">Pour une session bean, on a besoin de développer 2 interface + 1 classe. </text:p>
      <text:p text:style-name="P5"/>
      <text:p text:style-name="P5"/>
      <text:p text:style-name="P7">Avec une annotation, on peut définir la nature du code (si c’est du remote : @remote, du stateful @stateful ou stateless : @stateless).</text:p>
      <text:p text:style-name="P7"/>
      <text:p text:style-name="P7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8:18:17.210940694</meta:creation-date>
    <dc:date>2018-05-22T10:14:04.573155541</dc:date>
    <meta:editing-duration>PT34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13" meta:character-count="670" meta:non-whitespace-character-count="564"/>
  </office:meta>
</office:document-meta>
</file>